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83cm" svg:height="17.646cm" svg:x="14.002cm" svg:y="10.352cm">
            <draw:object draw:notify-on-update-of-ranges="Feuille1.A5:Feuille1.A12 Feuille1.B4:Feuille1.B4 Feuille1.B5:Feuille1.B12 Feuille1.C4:Feuille1.C4 Feuille1.C5:Feuille1.C12 Feuille1.D4:Feuille1.D4 Feuille1.D5:Feuille1.D12 Feuille1.E4:Feuille1.E4 Feuille1.E5:Feuille1.E12 Feuille1.F4:Feuille1.F4 Feuille1.F5:Feuille1.F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298cm" svg:height="17.696cm" svg:x="0.177cm" svg:y="10.325cm">
            <draw:object draw:notify-on-update-of-ranges="Feuille1.A16:Feuille1.A23 Feuille1.B15:Feuille1.B15 Feuille1.B16:Feuille1.B23 Feuille1.C15:Feuille1.C15 Feuille1.C16:Feuille1.C23 Feuille1.D15:Feuille1.D15 Feuille1.D16:Feuille1.D23 Feuille1.E15:Feuille1.E15 Feuille1.E16:Feuille1.E23 Feuille1.F15:Feuille1.F15 Feuille1.F16:Feuille1.F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ENCHMARK QUERY WITH STORE OF 500 TRIP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UN #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_name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4store</text:p>
          </table:table-cell>
          <table:table-cell office:value-type="string" calcext:value-type="string">
            <text:p>virtuoso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sleepycat</text:p>
          </table:table-cell>
        </table:table-row>
        <table:table-row table:style-name="ro1">
          <table:table-cell office:value-type="string" calcext:value-type="string">
            <text:p>query_all</text:p>
          </table:table-cell>
          <table:table-cell office:value-type="float" office:value="1.55429005622864" calcext:value-type="float">
            <text:p>1.55429005622864</text:p>
          </table:table-cell>
          <table:table-cell office:value-type="float" office:value="0.349788904190063" calcext:value-type="float">
            <text:p>0.349788904190063</text:p>
          </table:table-cell>
          <table:table-cell office:value-type="float" office:value="0.724031209945679" calcext:value-type="float">
            <text:p>0.724031209945679</text:p>
          </table:table-cell>
          <table:table-cell office:value-type="float" office:value="0.0522410869598389" calcext:value-type="float">
            <text:p>0.0522410869598389</text:p>
          </table:table-cell>
          <table:table-cell office:value-type="float" office:value="20.9177799224854" calcext:value-type="float">
            <text:p>20.9177799224854</text:p>
          </table:table-cell>
        </table:table-row>
        <table:table-row table:style-name="ro1">
          <table:table-cell office:value-type="string" calcext:value-type="string">
            <text:p>query_sp2b_q1</text:p>
          </table:table-cell>
          <table:table-cell office:value-type="float" office:value="0.135267972946167" calcext:value-type="float">
            <text:p>0.135267972946167</text:p>
          </table:table-cell>
          <table:table-cell office:value-type="float" office:value="0.0149810314178467" calcext:value-type="float">
            <text:p>0.0149810314178467</text:p>
          </table:table-cell>
          <table:table-cell office:value-type="float" office:value="0.0108699798583984" calcext:value-type="float">
            <text:p>0.0108699798583984</text:p>
          </table:table-cell>
          <table:table-cell office:value-type="float" office:value="0.16105318069458" calcext:value-type="float">
            <text:p>0.16105318069458</text:p>
          </table:table-cell>
          <table:table-cell office:value-type="float" office:value="0.356566190719604" calcext:value-type="float">
            <text:p>0.356566190719604</text:p>
          </table:table-cell>
        </table:table-row>
        <table:table-row table:style-name="ro1">
          <table:table-cell office:value-type="string" calcext:value-type="string">
            <text:p>query_sp2b_q2</text:p>
          </table:table-cell>
          <table:table-cell office:value-type="float" office:value="0.0122809410095215" calcext:value-type="float">
            <text:p>0.0122809410095215</text:p>
          </table:table-cell>
          <table:table-cell office:value-type="float" office:value="0.0208530426025391" calcext:value-type="float">
            <text:p>0.0208530426025391</text:p>
          </table:table-cell>
          <table:table-cell office:value-type="float" office:value="0.0889790058135986" calcext:value-type="float">
            <text:p>0.0889790058135986</text:p>
          </table:table-cell>
          <table:table-cell office:value-type="float" office:value="0.554029941558838" calcext:value-type="float">
            <text:p>0.554029941558838</text:p>
          </table:table-cell>
          <table:table-cell office:value-type="float" office:value="0.495861053466797" calcext:value-type="float">
            <text:p>0.495861053466797</text:p>
          </table:table-cell>
        </table:table-row>
        <table:table-row table:style-name="ro1">
          <table:table-cell office:value-type="string" calcext:value-type="string">
            <text:p>query_sp2b_q3a</text:p>
          </table:table-cell>
          <table:table-cell office:value-type="float" office:value="0.021806001663208" calcext:value-type="float">
            <text:p>0.021806001663208</text:p>
          </table:table-cell>
          <table:table-cell office:value-type="float" office:value="0.0223917961120606" calcext:value-type="float">
            <text:p>0.0223917961120606</text:p>
          </table:table-cell>
          <table:table-cell office:value-type="float" office:value="0.0235919952392578" calcext:value-type="float">
            <text:p>0.0235919952392578</text:p>
          </table:table-cell>
          <table:table-cell office:value-type="float" office:value="0.305001974105835" calcext:value-type="float">
            <text:p>0.305001974105835</text:p>
          </table:table-cell>
          <table:table-cell office:value-type="float" office:value="0.198901176452637" calcext:value-type="float">
            <text:p>0.198901176452637</text:p>
          </table:table-cell>
        </table:table-row>
        <table:table-row table:style-name="ro1">
          <table:table-cell office:value-type="string" calcext:value-type="string">
            <text:p>query_sp2b_q3b</text:p>
          </table:table-cell>
          <table:table-cell office:value-type="float" office:value="0.0143280029296875" calcext:value-type="float">
            <text:p>0.0143280029296875</text:p>
          </table:table-cell>
          <table:table-cell office:value-type="float" office:value="0.013808012008667" calcext:value-type="float">
            <text:p>0.013808012008667</text:p>
          </table:table-cell>
          <table:table-cell office:value-type="float" office:value="0.00896787643432617" calcext:value-type="float">
            <text:p>0.00896787643432617</text:p>
          </table:table-cell>
          <table:table-cell office:value-type="float" office:value="0.213327884674072" calcext:value-type="float">
            <text:p>0.213327884674072</text:p>
          </table:table-cell>
          <table:table-cell office:value-type="float" office:value="0.204730987548828" calcext:value-type="float">
            <text:p>0.204730987548828</text:p>
          </table:table-cell>
        </table:table-row>
        <table:table-row table:style-name="ro1">
          <table:table-cell office:value-type="string" calcext:value-type="string">
            <text:p>query_sp2b_q3c</text:p>
          </table:table-cell>
          <table:table-cell office:value-type="float" office:value="0.0111441612243652" calcext:value-type="float">
            <text:p>0.0111441612243652</text:p>
          </table:table-cell>
          <table:table-cell office:value-type="float" office:value="0.0126709938049316" calcext:value-type="float">
            <text:p>0.0126709938049316</text:p>
          </table:table-cell>
          <table:table-cell office:value-type="float" office:value="0.00948119163513184" calcext:value-type="float">
            <text:p>0.00948119163513184</text:p>
          </table:table-cell>
          <table:table-cell office:value-type="float" office:value="0.227313995361328" calcext:value-type="float">
            <text:p>0.227313995361328</text:p>
          </table:table-cell>
          <table:table-cell office:value-type="float" office:value="0.189704895019531" calcext:value-type="float">
            <text:p>0.189704895019531</text:p>
          </table:table-cell>
        </table:table-row>
        <table:table-row table:style-name="ro1">
          <table:table-cell office:value-type="string" calcext:value-type="string">
            <text:p>query_sp2b_q4</text:p>
          </table:table-cell>
          <table:table-cell office:value-type="float" office:value="1.0788300037384" calcext:value-type="float">
            <text:p>1.0788300037384</text:p>
          </table:table-cell>
          <table:table-cell office:value-type="float" office:value="0.551478147506714" calcext:value-type="float">
            <text:p>0.551478147506714</text:p>
          </table:table-cell>
          <table:table-cell office:value-type="float" office:value="0.658401012420654" calcext:value-type="float">
            <text:p>0.658401012420654</text:p>
          </table:table-cell>
          <table:table-cell office:value-type="float" office:value="0.434827089309692" calcext:value-type="float">
            <text:p>0.434827089309692</text:p>
          </table:table-cell>
          <table:table-cell office:value-type="float" office:value="0.378620862960815" calcext:value-type="float">
            <text:p>0.378620862960815</text:p>
          </table:table-cell>
        </table:table-row>
        <table:table-row table:style-name="ro1">
          <table:table-cell office:value-type="string" calcext:value-type="string">
            <text:p>query_sp2b_q9</text:p>
          </table:table-cell>
          <table:table-cell office:value-type="float" office:value="0.0137860774993896" calcext:value-type="float">
            <text:p>0.0137860774993896</text:p>
          </table:table-cell>
          <table:table-cell office:value-type="float" office:value="0.0383431911468506" calcext:value-type="float">
            <text:p>0.0383431911468506</text:p>
          </table:table-cell>
          <table:table-cell office:value-type="float" office:value="0.0141699314117432" calcext:value-type="float">
            <text:p>0.0141699314117432</text:p>
          </table:table-cell>
          <table:table-cell office:value-type="float" office:value="0.212429046630859" calcext:value-type="float">
            <text:p>0.212429046630859</text:p>
          </table:table-cell>
          <table:table-cell office:value-type="float" office:value="0.184295177459717" calcext:value-type="float">
            <text:p>0.18429517745971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UN #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_name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4store</text:p>
          </table:table-cell>
          <table:table-cell office:value-type="string" calcext:value-type="string">
            <text:p>virtuoso</text:p>
          </table:table-cell>
          <table:table-cell office:value-type="string" calcext:value-type="string">
            <text:p>postgres</text:p>
          </table:table-cell>
          <table:table-cell office:value-type="string" calcext:value-type="string">
            <text:p>sleepycat</text:p>
          </table:table-cell>
        </table:table-row>
        <table:table-row table:style-name="ro1">
          <table:table-cell office:value-type="string" calcext:value-type="string">
            <text:p>query_all</text:p>
          </table:table-cell>
          <table:table-cell office:value-type="float" office:value="0.72349214553833" calcext:value-type="float">
            <text:p>0.72349214553833</text:p>
          </table:table-cell>
          <table:table-cell office:value-type="float" office:value="0.0585131645202637" calcext:value-type="float">
            <text:p>0.0585131645202637</text:p>
          </table:table-cell>
          <table:table-cell office:value-type="float" office:value="0.0949201583862305" calcext:value-type="float">
            <text:p>0.0949201583862305</text:p>
          </table:table-cell>
          <table:table-cell office:value-type="float" office:value="0.00742483139038086" calcext:value-type="float">
            <text:p>0.00742483139038086</text:p>
          </table:table-cell>
          <table:table-cell office:value-type="float" office:value="1.19423699378967" calcext:value-type="float">
            <text:p>1.19423699378967</text:p>
          </table:table-cell>
        </table:table-row>
        <table:table-row table:style-name="ro1">
          <table:table-cell office:value-type="string" calcext:value-type="string">
            <text:p>query_sp2b_q1</text:p>
          </table:table-cell>
          <table:table-cell office:value-type="float" office:value="0.00733399391174317" calcext:value-type="float">
            <text:p>0.00733399391174317</text:p>
          </table:table-cell>
          <table:table-cell office:value-type="float" office:value="0.0106201171875" calcext:value-type="float">
            <text:p>0.0106201171875</text:p>
          </table:table-cell>
          <table:table-cell office:value-type="float" office:value="0.00666904449462891" calcext:value-type="float">
            <text:p>0.00666904449462891</text:p>
          </table:table-cell>
          <table:table-cell office:value-type="float" office:value="0.0171740055084229" calcext:value-type="float">
            <text:p>0.0171740055084229</text:p>
          </table:table-cell>
          <table:table-cell office:value-type="float" office:value="0.113229990005493" calcext:value-type="float">
            <text:p>0.113229990005493</text:p>
          </table:table-cell>
        </table:table-row>
        <table:table-row table:style-name="ro1">
          <table:table-cell office:value-type="string" calcext:value-type="string">
            <text:p>query_sp2b_q2</text:p>
          </table:table-cell>
          <table:table-cell office:value-type="float" office:value="0.00754690170288086" calcext:value-type="float">
            <text:p>0.00754690170288086</text:p>
          </table:table-cell>
          <table:table-cell office:value-type="float" office:value="0.0167500972747803" calcext:value-type="float">
            <text:p>0.0167500972747803</text:p>
          </table:table-cell>
          <table:table-cell office:value-type="float" office:value="0.0763630867004395" calcext:value-type="float">
            <text:p>0.0763630867004395</text:p>
          </table:table-cell>
          <table:table-cell office:value-type="float" office:value="0.0595149993896484" calcext:value-type="float">
            <text:p>0.0595149993896484</text:p>
          </table:table-cell>
          <table:table-cell office:value-type="float" office:value="0.0456809997558594" calcext:value-type="float">
            <text:p>0.0456809997558594</text:p>
          </table:table-cell>
        </table:table-row>
        <table:table-row table:style-name="ro1">
          <table:table-cell office:value-type="string" calcext:value-type="string">
            <text:p>query_sp2b_q3a</text:p>
          </table:table-cell>
          <table:table-cell office:value-type="float" office:value="0.00963115692138672" calcext:value-type="float">
            <text:p>0.00963115692138672</text:p>
          </table:table-cell>
          <table:table-cell office:value-type="float" office:value="0.0110859870910645" calcext:value-type="float">
            <text:p>0.0110859870910645</text:p>
          </table:table-cell>
          <table:table-cell office:value-type="float" office:value="0.0080409049987793" calcext:value-type="float">
            <text:p>0.0080409049987793</text:p>
          </table:table-cell>
          <table:table-cell office:value-type="float" office:value="0.0235199928283691" calcext:value-type="float">
            <text:p>0.0235199928283691</text:p>
          </table:table-cell>
          <table:table-cell office:value-type="float" office:value="0.0212469100952148" calcext:value-type="float">
            <text:p>0.0212469100952148</text:p>
          </table:table-cell>
        </table:table-row>
        <table:table-row table:style-name="ro1">
          <table:table-cell office:value-type="string" calcext:value-type="string">
            <text:p>query_sp2b_q3b</text:p>
          </table:table-cell>
          <table:table-cell office:value-type="float" office:value="0.00732707977294922" calcext:value-type="float">
            <text:p>0.00732707977294922</text:p>
          </table:table-cell>
          <table:table-cell office:value-type="float" office:value="0.00975489616394043" calcext:value-type="float">
            <text:p>0.00975489616394043</text:p>
          </table:table-cell>
          <table:table-cell office:value-type="float" office:value="0.00481891632080078" calcext:value-type="float">
            <text:p>0.00481891632080078</text:p>
          </table:table-cell>
          <table:table-cell office:value-type="float" office:value="0.0234339237213135" calcext:value-type="float">
            <text:p>0.0234339237213135</text:p>
          </table:table-cell>
          <table:table-cell office:value-type="float" office:value="0.0215110778808594" calcext:value-type="float">
            <text:p>0.0215110778808594</text:p>
          </table:table-cell>
        </table:table-row>
        <table:table-row table:style-name="ro1">
          <table:table-cell office:value-type="string" calcext:value-type="string">
            <text:p>query_sp2b_q3c</text:p>
          </table:table-cell>
          <table:table-cell office:value-type="float" office:value="0.00661492347717285" calcext:value-type="float">
            <text:p>0.00661492347717285</text:p>
          </table:table-cell>
          <table:table-cell office:value-type="float" office:value="0.00932097434997559" calcext:value-type="float">
            <text:p>0.00932097434997559</text:p>
          </table:table-cell>
          <table:table-cell office:value-type="float" office:value="0.00481319427490234" calcext:value-type="float">
            <text:p>0.00481319427490234</text:p>
          </table:table-cell>
          <table:table-cell office:value-type="float" office:value="0.0240740776062012" calcext:value-type="float">
            <text:p>0.0240740776062012</text:p>
          </table:table-cell>
          <table:table-cell office:value-type="float" office:value="0.0211000442504883" calcext:value-type="float">
            <text:p>0.0211000442504883</text:p>
          </table:table-cell>
        </table:table-row>
        <table:table-row table:style-name="ro1">
          <table:table-cell office:value-type="string" calcext:value-type="string">
            <text:p>query_sp2b_q4</text:p>
          </table:table-cell>
          <table:table-cell office:value-type="float" office:value="0.697776079177856" calcext:value-type="float">
            <text:p>0.697776079177856</text:p>
          </table:table-cell>
          <table:table-cell office:value-type="float" office:value="0.129858016967773" calcext:value-type="float">
            <text:p>0.129858016967773</text:p>
          </table:table-cell>
          <table:table-cell office:value-type="float" office:value="0.18256402015686" calcext:value-type="float">
            <text:p>0.18256402015686</text:p>
          </table:table-cell>
          <table:table-cell office:value-type="float" office:value="0.0654609203338623" calcext:value-type="float">
            <text:p>0.0654609203338623</text:p>
          </table:table-cell>
          <table:table-cell office:value-type="float" office:value="0.0398769378662109" calcext:value-type="float">
            <text:p>0.0398769378662109</text:p>
          </table:table-cell>
        </table:table-row>
        <table:table-row table:style-name="ro1">
          <table:table-cell office:value-type="string" calcext:value-type="string">
            <text:p>query_sp2b_q9</text:p>
          </table:table-cell>
          <table:table-cell office:value-type="float" office:value="0.0100889205932617" calcext:value-type="float">
            <text:p>0.0100889205932617</text:p>
          </table:table-cell>
          <table:table-cell office:value-type="float" office:value="0.0353372097015381" calcext:value-type="float">
            <text:p>0.0353372097015381</text:p>
          </table:table-cell>
          <table:table-cell office:value-type="float" office:value="0.00952315330505371" calcext:value-type="float">
            <text:p>0.00952315330505371</text:p>
          </table:table-cell>
          <table:table-cell office:value-type="float" office:value="0.0211398601531982" calcext:value-type="float">
            <text:p>0.0211398601531982</text:p>
          </table:table-cell>
          <table:table-cell office:value-type="float" office:value="0.0249209403991699" calcext:value-type="float">
            <text:p>0.02492094039916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 style:data-style-name="N2" text:time-value="11:14:42.81151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Llorens</meta:initial-creator>
    <meta:creation-date>2014-02-21T18:09:15.335810000</meta:creation-date>
    <dc:date>2014-02-24T11:32:04.558809000</dc:date>
    <dc:creator>Vincent Llorens</dc:creator>
    <meta:editing-duration>PT1M45S</meta:editing-duration>
    <meta:editing-cycles>3</meta:editing-cycles>
    <meta:generator>LibreOffice/4.2.1.1$MacOSX_X86_64 LibreOffice_project/d7dbbd7842e6a58b0f521599204e827654e1fb8b</meta:generator>
    <meta:document-statistic meta:table-count="1" meta:cell-count="1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4cm" svg:height="17.647cm" xlink:href=".." xlink:type="simple" chart:class="chart:bar" chart:style-name="ch1">
        <chart:title svg:x="6.509cm" svg:y="0.488cm" chart:style-name="ch2">
          <text:p>Query perf #1</text:p>
        </chart:title>
        <chart:legend chart:legend-position="end" svg:x="13.726cm" svg:y="7.548cm" style:legend-expansion="high" chart:style-name="ch3"/>
        <chart:plot-area chart:style-name="ch4" table:cell-range-address="Feuille1.A5:Feuille1.F12 Feuille1.B4:Feuille1.F4" chart:data-source-has-labels="both" svg:x="1.323cm" svg:y="2.339cm" svg:width="11.765cm" svg:height="14.536cm">
          <chartooo:coordinate-region svg:x="2.455cm" svg:y="2.534cm" svg:width="10.633cm" svg:height="11.964cm"/>
          <chart:axis chart:dimension="x" chart:name="primary-x" chart:style-name="ch5" chartooo:axis-type="auto">
            <chartooo:date-scale/>
            <chart:categories table:cell-range-address="Feuille1.A5:Feuille1.A12"/>
          </chart:axis>
          <chart:axis chart:dimension="y" chart:name="primary-y" chart:style-name="ch6">
            <chart:title svg:x="0.451cm" svg:y="11.284cm" chart:style-name="ch7">
              <text:p>(LOG SCALE) Time (s)</text:p>
            </chart:title>
            <chart:grid chart:style-name="ch8" chart:class="major"/>
          </chart:axis>
          <chart:series chart:style-name="ch9" chart:values-cell-range-address="Feuille1.B5:Feuille1.B12" chart:label-cell-address="Feuille1.B4:Feuille1.B4" chart:class="chart:bar">
            <chart:data-point chart:repeated="8"/>
          </chart:series>
          <chart:series chart:style-name="ch10" chart:values-cell-range-address="Feuille1.C5:Feuille1.C12" chart:label-cell-address="Feuille1.C4:Feuille1.C4" chart:class="chart:bar">
            <chart:data-point chart:repeated="8"/>
          </chart:series>
          <chart:series chart:style-name="ch11" chart:values-cell-range-address="Feuille1.D5:Feuille1.D12" chart:label-cell-address="Feuille1.D4:Feuille1.D4" chart:class="chart:bar">
            <chart:data-point chart:repeated="8"/>
          </chart:series>
          <chart:series chart:style-name="ch12" chart:values-cell-range-address="Feuille1.E5:Feuille1.E12" chart:label-cell-address="Feuille1.E4:Feuille1.E4" chart:class="chart:bar">
            <chart:data-point chart:repeated="8"/>
          </chart:series>
          <chart:series chart:style-name="ch13" chart:values-cell-range-address="Feuille1.F5:Feuille1.F12" chart:label-cell-address="Feuille1.F4:Feuille1.F4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na</text:p>
                <draw:g>
                  <svg:desc>Feuille1.B4:Feuille1.B4</svg:desc>
                </draw:g>
              </table:table-cell>
              <table:table-cell office:value-type="string">
                <text:p>4store</text:p>
                <draw:g>
                  <svg:desc>Feuille1.C4:Feuille1.C4</svg:desc>
                </draw:g>
              </table:table-cell>
              <table:table-cell office:value-type="string">
                <text:p>virtuoso</text:p>
                <draw:g>
                  <svg:desc>Feuille1.D4:Feuille1.D4</svg:desc>
                </draw:g>
              </table:table-cell>
              <table:table-cell office:value-type="string">
                <text:p>postgres</text:p>
                <draw:g>
                  <svg:desc>Feuille1.E4:Feuille1.E4</svg:desc>
                </draw:g>
              </table:table-cell>
              <table:table-cell office:value-type="string">
                <text:p>sleepycat</text:p>
                <draw:g>
                  <svg:desc>Feuille1.F4:Feuille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ery_all</text:p>
                <draw:g>
                  <svg:desc>Feuille1.A5:Feuille1.A12</svg:desc>
                </draw:g>
              </table:table-cell>
              <table:table-cell office:value-type="float" office:value="1.55429005622864">
                <text:p>1.55429005622864</text:p>
                <draw:g>
                  <svg:desc>Feuille1.B5:Feuille1.B12</svg:desc>
                </draw:g>
              </table:table-cell>
              <table:table-cell office:value-type="float" office:value="0.349788904190063">
                <text:p>0.349788904190063</text:p>
                <draw:g>
                  <svg:desc>Feuille1.C5:Feuille1.C12</svg:desc>
                </draw:g>
              </table:table-cell>
              <table:table-cell office:value-type="float" office:value="0.724031209945679">
                <text:p>0.724031209945679</text:p>
                <draw:g>
                  <svg:desc>Feuille1.D5:Feuille1.D12</svg:desc>
                </draw:g>
              </table:table-cell>
              <table:table-cell office:value-type="float" office:value="0.0522410869598389">
                <text:p>0.0522410869598389</text:p>
                <draw:g>
                  <svg:desc>Feuille1.E5:Feuille1.E12</svg:desc>
                </draw:g>
              </table:table-cell>
              <table:table-cell office:value-type="float" office:value="20.9177799224854">
                <text:p>20.9177799224854</text:p>
                <draw:g>
                  <svg:desc>Feuille1.F5:Feuille1.F12</svg:desc>
                </draw:g>
              </table:table-cell>
            </table:table-row>
            <table:table-row>
              <table:table-cell office:value-type="string">
                <text:p>query_sp2b_q1</text:p>
              </table:table-cell>
              <table:table-cell office:value-type="float" office:value="0.135267972946167">
                <text:p>0.135267972946167</text:p>
              </table:table-cell>
              <table:table-cell office:value-type="float" office:value="0.0149810314178467">
                <text:p>0.0149810314178467</text:p>
              </table:table-cell>
              <table:table-cell office:value-type="float" office:value="0.0108699798583984">
                <text:p>0.0108699798583984</text:p>
              </table:table-cell>
              <table:table-cell office:value-type="float" office:value="0.16105318069458">
                <text:p>0.16105318069458</text:p>
              </table:table-cell>
              <table:table-cell office:value-type="float" office:value="0.356566190719604">
                <text:p>0.356566190719604</text:p>
              </table:table-cell>
            </table:table-row>
            <table:table-row>
              <table:table-cell office:value-type="string">
                <text:p>query_sp2b_q2</text:p>
              </table:table-cell>
              <table:table-cell office:value-type="float" office:value="0.0122809410095215">
                <text:p>0.0122809410095215</text:p>
              </table:table-cell>
              <table:table-cell office:value-type="float" office:value="0.0208530426025391">
                <text:p>0.0208530426025391</text:p>
              </table:table-cell>
              <table:table-cell office:value-type="float" office:value="0.0889790058135986">
                <text:p>0.0889790058135986</text:p>
              </table:table-cell>
              <table:table-cell office:value-type="float" office:value="0.554029941558838">
                <text:p>0.554029941558838</text:p>
              </table:table-cell>
              <table:table-cell office:value-type="float" office:value="0.495861053466797">
                <text:p>0.495861053466797</text:p>
              </table:table-cell>
            </table:table-row>
            <table:table-row>
              <table:table-cell office:value-type="string">
                <text:p>query_sp2b_q3a</text:p>
              </table:table-cell>
              <table:table-cell office:value-type="float" office:value="0.021806001663208">
                <text:p>0.021806001663208</text:p>
              </table:table-cell>
              <table:table-cell office:value-type="float" office:value="0.0223917961120606">
                <text:p>0.0223917961120606</text:p>
              </table:table-cell>
              <table:table-cell office:value-type="float" office:value="0.0235919952392578">
                <text:p>0.0235919952392578</text:p>
              </table:table-cell>
              <table:table-cell office:value-type="float" office:value="0.305001974105835">
                <text:p>0.305001974105835</text:p>
              </table:table-cell>
              <table:table-cell office:value-type="float" office:value="0.198901176452637">
                <text:p>0.198901176452637</text:p>
              </table:table-cell>
            </table:table-row>
            <table:table-row>
              <table:table-cell office:value-type="string">
                <text:p>query_sp2b_q3b</text:p>
              </table:table-cell>
              <table:table-cell office:value-type="float" office:value="0.0143280029296875">
                <text:p>0.0143280029296875</text:p>
              </table:table-cell>
              <table:table-cell office:value-type="float" office:value="0.013808012008667">
                <text:p>0.013808012008667</text:p>
              </table:table-cell>
              <table:table-cell office:value-type="float" office:value="0.00896787643432617">
                <text:p>0.00896787643432617</text:p>
              </table:table-cell>
              <table:table-cell office:value-type="float" office:value="0.213327884674072">
                <text:p>0.213327884674072</text:p>
              </table:table-cell>
              <table:table-cell office:value-type="float" office:value="0.204730987548828">
                <text:p>0.204730987548828</text:p>
              </table:table-cell>
            </table:table-row>
            <table:table-row>
              <table:table-cell office:value-type="string">
                <text:p>query_sp2b_q3c</text:p>
              </table:table-cell>
              <table:table-cell office:value-type="float" office:value="0.0111441612243652">
                <text:p>0.0111441612243652</text:p>
              </table:table-cell>
              <table:table-cell office:value-type="float" office:value="0.0126709938049316">
                <text:p>0.0126709938049316</text:p>
              </table:table-cell>
              <table:table-cell office:value-type="float" office:value="0.00948119163513184">
                <text:p>0.00948119163513184</text:p>
              </table:table-cell>
              <table:table-cell office:value-type="float" office:value="0.227313995361328">
                <text:p>0.227313995361328</text:p>
              </table:table-cell>
              <table:table-cell office:value-type="float" office:value="0.189704895019531">
                <text:p>0.189704895019531</text:p>
              </table:table-cell>
            </table:table-row>
            <table:table-row>
              <table:table-cell office:value-type="string">
                <text:p>query_sp2b_q4</text:p>
              </table:table-cell>
              <table:table-cell office:value-type="float" office:value="1.0788300037384">
                <text:p>1.0788300037384</text:p>
              </table:table-cell>
              <table:table-cell office:value-type="float" office:value="0.551478147506714">
                <text:p>0.551478147506714</text:p>
              </table:table-cell>
              <table:table-cell office:value-type="float" office:value="0.658401012420654">
                <text:p>0.658401012420654</text:p>
              </table:table-cell>
              <table:table-cell office:value-type="float" office:value="0.434827089309692">
                <text:p>0.434827089309692</text:p>
              </table:table-cell>
              <table:table-cell office:value-type="float" office:value="0.378620862960815">
                <text:p>0.378620862960815</text:p>
              </table:table-cell>
            </table:table-row>
            <table:table-row>
              <table:table-cell office:value-type="string">
                <text:p>query_sp2b_q9</text:p>
              </table:table-cell>
              <table:table-cell office:value-type="float" office:value="0.0137860774993896">
                <text:p>0.0137860774993896</text:p>
              </table:table-cell>
              <table:table-cell office:value-type="float" office:value="0.0383431911468506">
                <text:p>0.0383431911468506</text:p>
              </table:table-cell>
              <table:table-cell office:value-type="float" office:value="0.0141699314117432">
                <text:p>0.0141699314117432</text:p>
              </table:table-cell>
              <table:table-cell office:value-type="float" office:value="0.212429046630859">
                <text:p>0.212429046630859</text:p>
              </table:table-cell>
              <table:table-cell office:value-type="float" office:value="0.184295177459717">
                <text:p>0.184295177459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MacOSX_X86_64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99cm" svg:height="17.697cm" xlink:href=".." xlink:type="simple" chart:class="chart:bar" chart:style-name="ch1">
        <chart:title svg:x="6.166cm" svg:y="0.489cm" chart:style-name="ch2">
          <text:p>Query perf #2</text:p>
        </chart:title>
        <chart:legend chart:legend-position="end" svg:x="13.041cm" svg:y="7.573cm" style:legend-expansion="high" chart:style-name="ch3"/>
        <chart:plot-area chart:style-name="ch4" table:cell-range-address="Feuille1.A15:Feuille1.F23" chart:data-source-has-labels="both" svg:x="1.309cm" svg:y="2.343cm" svg:width="11.122cm" svg:height="14.581cm">
          <chartooo:coordinate-region svg:x="2.441cm" svg:y="2.538cm" svg:width="9.99cm" svg:height="12.008cm"/>
          <chart:axis chart:dimension="x" chart:name="primary-x" chart:style-name="ch5" chartooo:axis-type="auto">
            <chartooo:date-scale/>
            <chart:categories table:cell-range-address="Feuille1.A16:Feuille1.A23"/>
          </chart:axis>
          <chart:axis chart:dimension="y" chart:name="primary-y" chart:style-name="ch6">
            <chart:title svg:x="0.451cm" svg:y="11.31cm" chart:style-name="ch7">
              <text:p>(LOG SCALE) Time (s)</text:p>
            </chart:title>
            <chart:grid chart:style-name="ch8" chart:class="major"/>
          </chart:axis>
          <chart:series chart:style-name="ch9" chart:values-cell-range-address="Feuille1.B16:Feuille1.B23" chart:label-cell-address="Feuille1.B15:Feuille1.B15" chart:class="chart:bar">
            <chart:data-point chart:repeated="8"/>
          </chart:series>
          <chart:series chart:style-name="ch10" chart:values-cell-range-address="Feuille1.C16:Feuille1.C23" chart:label-cell-address="Feuille1.C15:Feuille1.C15" chart:class="chart:bar">
            <chart:data-point chart:repeated="8"/>
          </chart:series>
          <chart:series chart:style-name="ch11" chart:values-cell-range-address="Feuille1.D16:Feuille1.D23" chart:label-cell-address="Feuille1.D15:Feuille1.D15" chart:class="chart:bar">
            <chart:data-point chart:repeated="8"/>
          </chart:series>
          <chart:series chart:style-name="ch12" chart:values-cell-range-address="Feuille1.E16:Feuille1.E23" chart:label-cell-address="Feuille1.E15:Feuille1.E15" chart:class="chart:bar">
            <chart:data-point chart:repeated="8"/>
          </chart:series>
          <chart:series chart:style-name="ch13" chart:values-cell-range-address="Feuille1.F16:Feuille1.F23" chart:label-cell-address="Feuille1.F15:Feuille1.F15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ena</text:p>
                <draw:g>
                  <svg:desc>Feuille1.B15:Feuille1.B15</svg:desc>
                </draw:g>
              </table:table-cell>
              <table:table-cell office:value-type="string">
                <text:p>4store</text:p>
                <draw:g>
                  <svg:desc>Feuille1.C15:Feuille1.C15</svg:desc>
                </draw:g>
              </table:table-cell>
              <table:table-cell office:value-type="string">
                <text:p>virtuoso</text:p>
                <draw:g>
                  <svg:desc>Feuille1.D15:Feuille1.D15</svg:desc>
                </draw:g>
              </table:table-cell>
              <table:table-cell office:value-type="string">
                <text:p>postgres</text:p>
                <draw:g>
                  <svg:desc>Feuille1.E15:Feuille1.E15</svg:desc>
                </draw:g>
              </table:table-cell>
              <table:table-cell office:value-type="string">
                <text:p>sleepycat</text:p>
                <draw:g>
                  <svg:desc>Feuille1.F15:Feuille1.F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ery_all</text:p>
                <draw:g>
                  <svg:desc>Feuille1.A16:Feuille1.A23</svg:desc>
                </draw:g>
              </table:table-cell>
              <table:table-cell office:value-type="float" office:value="0.72349214553833">
                <text:p>0.72349214553833</text:p>
                <draw:g>
                  <svg:desc>Feuille1.B16:Feuille1.B23</svg:desc>
                </draw:g>
              </table:table-cell>
              <table:table-cell office:value-type="float" office:value="0.0585131645202637">
                <text:p>0.0585131645202637</text:p>
                <draw:g>
                  <svg:desc>Feuille1.C16:Feuille1.C23</svg:desc>
                </draw:g>
              </table:table-cell>
              <table:table-cell office:value-type="float" office:value="0.0949201583862305">
                <text:p>0.0949201583862305</text:p>
                <draw:g>
                  <svg:desc>Feuille1.D16:Feuille1.D23</svg:desc>
                </draw:g>
              </table:table-cell>
              <table:table-cell office:value-type="float" office:value="0.00742483139038086">
                <text:p>0.00742483139038086</text:p>
                <draw:g>
                  <svg:desc>Feuille1.E16:Feuille1.E23</svg:desc>
                </draw:g>
              </table:table-cell>
              <table:table-cell office:value-type="float" office:value="1.19423699378967">
                <text:p>1.19423699378967</text:p>
                <draw:g>
                  <svg:desc>Feuille1.F16:Feuille1.F23</svg:desc>
                </draw:g>
              </table:table-cell>
            </table:table-row>
            <table:table-row>
              <table:table-cell office:value-type="string">
                <text:p>query_sp2b_q1</text:p>
              </table:table-cell>
              <table:table-cell office:value-type="float" office:value="0.00733399391174317">
                <text:p>0.00733399391174317</text:p>
              </table:table-cell>
              <table:table-cell office:value-type="float" office:value="0.0106201171875">
                <text:p>0.0106201171875</text:p>
              </table:table-cell>
              <table:table-cell office:value-type="float" office:value="0.00666904449462891">
                <text:p>0.00666904449462891</text:p>
              </table:table-cell>
              <table:table-cell office:value-type="float" office:value="0.0171740055084229">
                <text:p>0.0171740055084229</text:p>
              </table:table-cell>
              <table:table-cell office:value-type="float" office:value="0.113229990005493">
                <text:p>0.113229990005493</text:p>
              </table:table-cell>
            </table:table-row>
            <table:table-row>
              <table:table-cell office:value-type="string">
                <text:p>query_sp2b_q2</text:p>
              </table:table-cell>
              <table:table-cell office:value-type="float" office:value="0.00754690170288086">
                <text:p>0.00754690170288086</text:p>
              </table:table-cell>
              <table:table-cell office:value-type="float" office:value="0.0167500972747803">
                <text:p>0.0167500972747803</text:p>
              </table:table-cell>
              <table:table-cell office:value-type="float" office:value="0.0763630867004395">
                <text:p>0.0763630867004395</text:p>
              </table:table-cell>
              <table:table-cell office:value-type="float" office:value="0.0595149993896484">
                <text:p>0.0595149993896484</text:p>
              </table:table-cell>
              <table:table-cell office:value-type="float" office:value="0.0456809997558594">
                <text:p>0.0456809997558594</text:p>
              </table:table-cell>
            </table:table-row>
            <table:table-row>
              <table:table-cell office:value-type="string">
                <text:p>query_sp2b_q3a</text:p>
              </table:table-cell>
              <table:table-cell office:value-type="float" office:value="0.00963115692138672">
                <text:p>0.00963115692138672</text:p>
              </table:table-cell>
              <table:table-cell office:value-type="float" office:value="0.0110859870910645">
                <text:p>0.0110859870910645</text:p>
              </table:table-cell>
              <table:table-cell office:value-type="float" office:value="0.0080409049987793">
                <text:p>0.0080409049987793</text:p>
              </table:table-cell>
              <table:table-cell office:value-type="float" office:value="0.0235199928283691">
                <text:p>0.0235199928283691</text:p>
              </table:table-cell>
              <table:table-cell office:value-type="float" office:value="0.0212469100952148">
                <text:p>0.0212469100952148</text:p>
              </table:table-cell>
            </table:table-row>
            <table:table-row>
              <table:table-cell office:value-type="string">
                <text:p>query_sp2b_q3b</text:p>
              </table:table-cell>
              <table:table-cell office:value-type="float" office:value="0.00732707977294922">
                <text:p>0.00732707977294922</text:p>
              </table:table-cell>
              <table:table-cell office:value-type="float" office:value="0.00975489616394043">
                <text:p>0.00975489616394043</text:p>
              </table:table-cell>
              <table:table-cell office:value-type="float" office:value="0.00481891632080078">
                <text:p>0.00481891632080078</text:p>
              </table:table-cell>
              <table:table-cell office:value-type="float" office:value="0.0234339237213135">
                <text:p>0.0234339237213135</text:p>
              </table:table-cell>
              <table:table-cell office:value-type="float" office:value="0.0215110778808594">
                <text:p>0.0215110778808594</text:p>
              </table:table-cell>
            </table:table-row>
            <table:table-row>
              <table:table-cell office:value-type="string">
                <text:p>query_sp2b_q3c</text:p>
              </table:table-cell>
              <table:table-cell office:value-type="float" office:value="0.00661492347717285">
                <text:p>0.00661492347717285</text:p>
              </table:table-cell>
              <table:table-cell office:value-type="float" office:value="0.00932097434997559">
                <text:p>0.00932097434997559</text:p>
              </table:table-cell>
              <table:table-cell office:value-type="float" office:value="0.00481319427490234">
                <text:p>0.00481319427490234</text:p>
              </table:table-cell>
              <table:table-cell office:value-type="float" office:value="0.0240740776062012">
                <text:p>0.0240740776062012</text:p>
              </table:table-cell>
              <table:table-cell office:value-type="float" office:value="0.0211000442504883">
                <text:p>0.0211000442504883</text:p>
              </table:table-cell>
            </table:table-row>
            <table:table-row>
              <table:table-cell office:value-type="string">
                <text:p>query_sp2b_q4</text:p>
              </table:table-cell>
              <table:table-cell office:value-type="float" office:value="0.697776079177856">
                <text:p>0.697776079177856</text:p>
              </table:table-cell>
              <table:table-cell office:value-type="float" office:value="0.129858016967773">
                <text:p>0.129858016967773</text:p>
              </table:table-cell>
              <table:table-cell office:value-type="float" office:value="0.18256402015686">
                <text:p>0.18256402015686</text:p>
              </table:table-cell>
              <table:table-cell office:value-type="float" office:value="0.0654609203338623">
                <text:p>0.0654609203338623</text:p>
              </table:table-cell>
              <table:table-cell office:value-type="float" office:value="0.0398769378662109">
                <text:p>0.0398769378662109</text:p>
              </table:table-cell>
            </table:table-row>
            <table:table-row>
              <table:table-cell office:value-type="string">
                <text:p>query_sp2b_q9</text:p>
              </table:table-cell>
              <table:table-cell office:value-type="float" office:value="0.0100889205932617">
                <text:p>0.0100889205932617</text:p>
              </table:table-cell>
              <table:table-cell office:value-type="float" office:value="0.0353372097015381">
                <text:p>0.0353372097015381</text:p>
              </table:table-cell>
              <table:table-cell office:value-type="float" office:value="0.00952315330505371">
                <text:p>0.00952315330505371</text:p>
              </table:table-cell>
              <table:table-cell office:value-type="float" office:value="0.0211398601531982">
                <text:p>0.0211398601531982</text:p>
              </table:table-cell>
              <table:table-cell office:value-type="float" office:value="0.0249209403991699">
                <text:p>0.02492094039916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MacOSX_X86_64 LibreOffice_project/d7dbbd7842e6a58b0f521599204e827654e1fb8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